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1" svg:font-family="StarSymbol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>
        <style:tab-stops>
          <style:tab-stop style:position="1.058cm"/>
        </style:tab-stops>
      </style:paragraph-properties>
    </style:style>
    <style:style style:name="P2" style:family="paragraph" style:parent-style-name="Standard" style:list-style-name="WW8Num1"/>
    <style:style style:name="P3" style:family="paragraph" style:parent-style-name="Standard" style:list-style-name="WW8Num1">
      <style:text-properties fo:language="en" fo:country="US"/>
    </style:style>
    <style:style style:name="P4" style:family="paragraph" style:parent-style-name="Standard" style:list-style-name="L4"/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 style:list-style-name="L6">
      <style:paragraph-properties fo:text-align="center" style:justify-single-word="false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 style:list-style-name="L6">
      <style:paragraph-properties fo:text-align="end" style:justify-single-word="false"/>
    </style:style>
    <style:style style:name="P9" style:family="paragraph" style:parent-style-name="Frame_20_contents" style:list-style-name="L5">
      <style:text-properties fo:font-weight="bold" style:font-weight-asian="bold" style:font-weight-complex="bold"/>
    </style:style>
    <style:style style:name="P10" style:family="paragraph" style:parent-style-name="Frame_20_contents" style:list-style-name="L5"/>
    <style:style style:name="P11" style:family="paragraph" style:parent-style-name="Poem" style:list-style-name="L4"/>
    <style:style style:name="P12" style:family="paragraph" style:parent-style-name="Level_20_3" style:list-style-name="L2"/>
    <style:style style:name="P13" style:family="paragraph" style:parent-style-name="Level_20_3" style:list-style-name="L4"/>
    <style:style style:name="P14" style:family="paragraph" style:parent-style-name="Poem_20_Author" style:list-style-name="L4"/>
    <style:style style:name="P15" style:family="paragraph" style:parent-style-name="Text_20_body" style:list-style-name="L1"/>
    <style:style style:name="P16" style:family="paragraph" style:parent-style-name="Text_20_body" style:list-style-name="L2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line-through-style="solid"/>
    </style:style>
    <style:style style:name="T5" style:family="text">
      <style:text-properties style:text-underline-style="none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text-line-through-style="none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text:list-style style:name="L1">
      <text:list-level-style-bullet text:level="1" text:style-name="Bullet_20_Symbols" style:num-suffix=")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)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)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)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)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)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)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)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)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)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style:num-suffix="." style:num-format="I">
        <style:list-level-properties text:space-before="0.635cm" text:min-label-width="0.635cm"/>
      </text:list-level-style-number>
      <text:list-level-style-bullet text:level="2" text:style-name="Bullet_20_Symbols" style:num-prefix=" " style:num-suffix=".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prefix=" " style:num-suffix=")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prefix=" " style:num-suffix=" 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I">
        <style:list-level-properties text:space-before="1.27cm" text:min-label-width="0.635cm"/>
      </text:list-level-style-number>
      <text:list-level-style-number text:level="3" style:num-suffix="." style:num-format="I">
        <style:list-level-properties text:space-before="1.905cm" text:min-label-width="0.635cm"/>
      </text:list-level-style-number>
      <text:list-level-style-number text:level="4" style:num-suffix="." style:num-format="I">
        <style:list-level-properties text:space-before="2.54cm" text:min-label-width="0.635cm"/>
      </text:list-level-style-number>
      <text:list-level-style-number text:level="5" style:num-suffix="." style:num-format="I">
        <style:list-level-properties text:space-before="3.175cm" text:min-label-width="0.635cm"/>
      </text:list-level-style-number>
      <text:list-level-style-number text:level="6" style:num-suffix="." style:num-format="I">
        <style:list-level-properties text:space-before="3.81cm" text:min-label-width="0.635cm"/>
      </text:list-level-style-number>
      <text:list-level-style-number text:level="7" style:num-suffix="." style:num-format="I">
        <style:list-level-properties text:space-before="4.445cm" text:min-label-width="0.635cm"/>
      </text:list-level-style-number>
      <text:list-level-style-number text:level="8" style:num-suffix="." style:num-format="I">
        <style:list-level-properties text:space-before="5.08cm" text:min-label-width="0.635cm"/>
      </text:list-level-style-number>
      <text:list-level-style-number text:level="9" style:num-suffix="." style:num-format="I">
        <style:list-level-properties text:space-before="5.715cm" text:min-label-width="0.635cm"/>
      </text:list-level-style-number>
      <text:list-level-style-number text:level="10" style:num-suffix="." style:num-format="I">
        <style:list-level-properties text:space-before="6.35cm" text:min-label-width="0.635cm"/>
      </text:list-level-style-number>
    </text:list-style>
    <text:list-style style:name="L6">
      <text:list-level-style-number text:level="1" style:num-suffix=")" style:num-format="A">
        <style:list-level-properties text:space-before="0.635cm"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number text:level="3" style:num-suffix=")" style:num-format="A">
        <style:list-level-properties text:space-before="1.905cm" text:min-label-width="0.635cm"/>
      </text:list-level-style-number>
      <text:list-level-style-number text:level="4" style:num-suffix=")" style:num-format="A">
        <style:list-level-properties text:space-before="2.54cm" text:min-label-width="0.635cm"/>
      </text:list-level-style-number>
      <text:list-level-style-number text:level="5" style:num-suffix=")" style:num-format="A">
        <style:list-level-properties text:space-before="3.175cm" text:min-label-width="0.635cm"/>
      </text:list-level-style-number>
      <text:list-level-style-number text:level="6" style:num-suffix=")" style:num-format="A">
        <style:list-level-properties text:space-before="3.81cm" text:min-label-width="0.635cm"/>
      </text:list-level-style-number>
      <text:list-level-style-number text:level="7" style:num-suffix=")" style:num-format="A">
        <style:list-level-properties text:space-before="4.445cm" text:min-label-width="0.635cm"/>
      </text:list-level-style-number>
      <text:list-level-style-number text:level="8" style:num-suffix=")" style:num-format="A">
        <style:list-level-properties text:space-before="5.08cm" text:min-label-width="0.635cm"/>
      </text:list-level-style-number>
      <text:list-level-style-number text:level="9" style:num-suffix=")" style:num-format="A">
        <style:list-level-properties text:space-before="5.715cm" text:min-label-width="0.635cm"/>
      </text:list-level-style-number>
      <text:list-level-style-number text:level="10" style:num-suffix=")" style:num-format="A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Book_20_Title"><text:bookmark text:name="bBT"/>Тест конвертера ExportToFB21.</text:p>
      <text:p text:style-name="Book_20_Title">Часть 2</text:p>
      <text:p text:style-name="Annotation">Это — 2-я часть тестового документа.</text:p>
      <text:p text:style-name="Annotation">Она дает возможность проверить правильность конвертирования нумерованных и маркированных структур</text:p>
      <text:p text:style-name="P1">Демонстрация основных возможностей конвертера дана в тестовом файле ExportToFB21_Test-1.odt</text:p>
      <text:p text:style-name="Level_20_1">Часть 1. Нумерация и маркеры (Уровень 1)</text:p>
      <text:p text:style-name="Level_20_2"><text:bookmark text:name="bL41"/><text:span text:style-name="T3">Маркированная</text:span> структура (Уровень 2)</text:p>
      <text:list text:style-name="L1">
        <text:list-item>
          <text:p text:style-name="P15"><text:span text:style-name="T3">Первая</text:span> строка <text:span text:style-name="T1">маркированного</text:span> текста</text:p>
        </text:list-item>
        <text:list-item>
          <text:p text:style-name="P15"><text:span text:style-name="T3">Вторая</text:span> строка <text:span text:style-name="T1">маркированного</text:span> текста</text:p>
        </text:list-item>
      </text:list>
      <text:p text:style-name="Level_20_2">Структура с <text:span text:style-name="T1">многоступенчатой</text:span> <text:span text:style-name="T3">нумерацией</text:span><text:span text:style-name="T6"> (Уровень 2)</text:span></text:p>
      <text:list text:style-name="WW8Num1">
        <text:list-item>
          <text:p text:style-name="P3"><text:span text:style-name="T3">1-я </text:span>строка</text:p>
          <text:list>
            <text:list-item>
              <text:p text:style-name="P2">1-я <text:span text:style-name="T1">подстрока<text:tab/></text:span><text:span text:style-name="T7">1-й строки</text:span></text:p>
            </text:list-item>
            <text:list-item>
              <text:p text:style-name="P2">2-я <text:span text:style-name="T1">подстрока<text:tab/></text:span><text:span text:style-name="T7">1-й строки</text:span></text:p>
            </text:list-item>
            <text:list-item>
              <text:p text:style-name="P2">3-я <text:span text:style-name="T1">подстрока<text:tab/></text:span><text:span text:style-name="T7">1-й строки</text:span></text:p>
            </text:list-item>
          </text:list>
        </text:list-item>
        <text:list-item>
          <text:p text:style-name="P3"><text:span text:style-name="T3">2-я </text:span>строка</text:p>
        </text:list-item>
        <text:list-item>
          <text:p text:style-name="P3"><text:span text:style-name="T3">3-я </text:span>строка</text:p>
          <text:list>
            <text:list-item>
              <text:p text:style-name="P2">1-я <text:span text:style-name="T1">подстрока<text:tab/>3</text:span><text:span text:style-name="T7">-й строки</text:span></text:p>
            </text:list-item>
            <text:list-item>
              <text:p text:style-name="P2"/>
            </text:list-item>
          </text:list>
        </text:list-item>
      </text:list>
      <text:p text:style-name="Level_20_2"><text:span text:style-name="T3">Нумерованная</text:span> структура из 3-х элементов, 2-й элемент которой <text:s/>- Заголовок (Уровень 2)</text:p>
      <text:p text:style-name="Standard"/>
      <text:list text:style-name="L2">
        <text:list-item>
          <text:p text:style-name="P16"><text:span text:style-name="T4">Зачеркнутый</text:span><text:span text:style-name="T8"> в 1-й строке</text:span></text:p>
        </text:list-item>
        <text:list-item>
          <text:p text:style-name="P12"><text:span text:style-name="T3">Нумерованный</text:span> Заголовок (Уровень 3)</text:p>
        </text:list-item>
        <text:list-item>
          <text:p text:style-name="P16"><text:a xlink:type="simple" xlink:href="http://www.gribuser.ru/">Гиперссылка нумерованная</text:a></text:p>
        </text:list-item>
      </text:list>
      <text:p text:style-name="Level_20_2">Нумерованная структура <text:span text:style-name="T3">латинскими</text:span> цифрами (Уровень 2)</text:p>
      <text:list text:style-name="L3">
        <text:list-item>
          <text:p>123 456</text:p>
        </text:list-item>
        <text:list-item>
          <text:p><text:a xlink:type="simple" xlink:href="http://www.gribuser.ru/">789 101112</text:a></text:p>
        </text:list-item>
      </text:list>
      <text:p text:style-name="Level_20_2"><text:soft-page-break/><text:span text:style-name="T3">Нумерованная</text:span> структура в Текстовой Врезке <text:s/>(Уровень 2)</text:p>
      <text:p text:style-name="Standard"><draw:frame draw:style-name="fr1" draw:name="Врезка1" text:anchor-type="char" svg:x="0.169cm" svg:y="0.27cm" svg:width="10.105cm" draw:z-index="0">
     <draw:text-box fo:min-height="1.958cm">
      <text:list text:style-name="L5">
       <text:list-item>
        <text:p text:style-name="P9">1-я <text:span text:style-name="T1">строка</text:span></text:p>
       </text:list-item>
       <text:list-item>
        <text:p text:style-name="P10"/>
       </text:list-item>
       <text:list-item>
        <text:p text:style-name="P10">3-я строка</text:p>
       </text:list-item>
      </text:list>
     </draw:text-box>
    </draw:frame></text:p>
      <text:p text:style-name="Level_20_2"><text:span text:style-name="T3">Нумерованная</text:span> структура в Таблице <text:s/>(Уровень 2)</text:p>
      <table:table table:name="Таблица1" table:style-name="Таблица1">
        <table:table-column table:style-name="Таблица1.A" table:number-columns-repeated="2"/>
        <table:table-header-rows>
          <table:table-row>
            <table:table-cell table:style-name="Таблица1.A1" office:value-type="string">
              <text:p text:style-name="P5"><text:span text:style-name="T2">Заголовок</text:span> 1:1</text:p>
            </table:table-cell>
            <table:table-cell table:style-name="Таблица1.B1" office:value-type="string">
              <text:p text:style-name="P5"><text:span text:style-name="T2">Заголовок</text:span> 1:2</text:p>
            </table:table-cell>
          </table:table-row>
        </table:table-header-rows>
        <table:table-row>
          <table:table-cell table:style-name="Таблица1.A2" office:value-type="string">
            <text:list text:style-name="L6">
              <text:list-item>
                <text:p>1 абзац</text:p>
              </text:list-item>
              <text:list-item>
                <text:p text:style-name="P6">2 абзац</text:p>
              </text:list-item>
              <text:list-item>
                <text:p text:style-name="P8">3 абзац</text:p>
              </text:list-item>
            </text:list>
          </table:table-cell>
          <table:table-cell table:style-name="Таблица1.B2" office:value-type="string">
            <text:p text:style-name="Table_20_Contents"/>
            <text:p text:style-name="P7">2 абзац</text:p>
          </table:table-cell>
        </table:table-row>
      </table:table>
      <text:p text:style-name="Standard"/>
      <text:p text:style-name="Level_20_2">Пример <text:span text:style-name="T3">маркированной</text:span> структуры, один из элементов которой <text:s/>- Заголовок (Уровень 2)</text:p>
      <text:p text:style-name="Standard"/>
      <text:list text:style-name="L4">
        <text:list-item>
          <text:p text:style-name="P4"><text:span text:style-name="T4">Зачеркнутый</text:span><text:span text:style-name="T8"> в 1-й строке</text:span></text:p>
        </text:list-item>
        <text:list-item>
          <text:p text:style-name="P13"><text:span text:style-name="T3">Маркированный</text:span> Заголовок (Уровень 3)</text:p>
        </text:list-item>
        <text:list-item>
          <text:p text:style-name="P4"><text:a xlink:type="simple" xlink:href="http://www.gribuser.ru/"><text:span text:style-name="T5">Гиперссылка маркированная</text:span></text:a></text:p>
          <text:p text:style-name="P4">«Маркированные» и «Нумерованный» Авторы Цитат, Эпиграфов, Поэм</text:p>
          <text:p text:style-name="P11">Поэма</text:p>
        </text:list-item>
        <text:list-item>
          <text:p text:style-name="P14">Маркированный 1 Автор Поэмы</text:p>
        </text:list-item>
        <text:list-item>
          <text:p text:style-name="P14">Маркированный 2 Автор Поэмы</text:p>
          <text:p text:style-name="P4">И так далее..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>
      <style:paragraph-properties fo:margin-top="1cm" fo:margin-bottom="0.21cm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evel_20_1" style:display-name="Level 1" style:family="paragraph" style:next-style-name="Standard" style:master-page-name="">
      <style:paragraph-properties fo:margin-left="0cm" fo:margin-right="0cm" fo:margin-top="0.801cm" fo:margin-bottom="0.3cm" fo:keep-together="auto" fo:orphans="2" fo:widows="2" fo:text-indent="0cm" style:auto-text-indent="false" style:page-number="auto" fo:background-color="#c0c0c0" style:shadow="none" fo:keep-with-next="always">
        <style:background-image/>
      </style:paragraph-properties>
      <style:text-properties fo:color="#0047ff" fo:font-size="18pt" fo:font-weight="normal"/>
    </style:style>
    <style:style style:name="Poem" style:family="paragraph">
      <style:paragraph-properties fo:margin-left="5.001cm" fo:margin-right="1cm" fo:text-indent="0cm" style:auto-text-indent="false" fo:background-color="transparent" style:shadow="none">
        <style:tab-stops/>
        <style:background-image/>
      </style:paragraph-properties>
      <style:text-properties fo:color="#008000" fo:font-style="normal"/>
    </style:style>
    <style:style style:name="Epigraph" style:family="paragraph">
      <style:paragraph-properties fo:margin-left="9.999cm" fo:margin-right="0cm" fo:text-align="end" style:justify-single-word="false" fo:text-indent="0.711cm" style:auto-text-indent="false" style:shadow="none" style:vertical-align="auto"/>
      <style:text-properties fo:color="#0000ff" fo:font-size="11pt" fo:language="ru" fo:country="RU" fo:font-style="normal" style:font-size-asian="11pt" style:language-asian="ru" style:country-asian="RU" style:font-style-asian="italic" style:font-size-complex="11pt" style:font-style-complex="italic"/>
    </style:style>
    <style:style style:name="Annotation" style:family="paragraph" style:next-style-name="Standard" style:master-page-name="">
      <style:paragraph-properties fo:margin-left="0cm" fo:margin-right="0cm" fo:margin-top="0cm" fo:margin-bottom="0cm" fo:text-align="justify" style:justify-single-word="false" fo:text-indent="1.3cm" style:auto-text-indent="false" style:page-number="auto" style:vertical-align="auto"/>
      <style:text-properties fo:color="#008080" fo:font-size="12pt" fo:language="ru" fo:country="RU" fo:font-style="normal" fo:font-weight="normal" style:font-size-asian="12pt" style:language-asian="ru" style:country-asian="RU" style:font-style-asian="italic" style:font-weight-asian="bold" style:font-size-complex="12pt" style:font-style-complex="italic" style:font-weight-complex="bold"/>
    </style:style>
    <style:style style:name="Level_20_2" style:display-name="Level 2" style:family="paragraph" style:next-style-name="Standard" style:master-page-name="">
      <style:paragraph-properties fo:margin-left="0.499cm" fo:margin-right="0cm" fo:margin-top="0.4cm" fo:margin-bottom="0cm" fo:line-height="150%" fo:keep-together="always" fo:text-indent="0cm" style:auto-text-indent="false" style:page-number="auto" fo:background-color="#c0c0c0" style:shadow="none" fo:keep-with-next="always">
        <style:tab-stops/>
        <style:background-image/>
      </style:paragraph-properties>
      <style:text-properties fo:color="#0047ff" fo:font-size="18pt" fo:font-weight="normal"/>
    </style:style>
    <style:style style:name="Book_20_Title" style:display-name="Book Title" style:family="paragraph" style:next-style-name="Standard" style:master-page-name="">
      <style:paragraph-properties fo:margin-left="0cm" fo:margin-right="0cm" fo:margin-top="0.499cm" fo:margin-bottom="0.3cm" fo:text-align="center" style:justify-single-word="false" fo:keep-together="always" fo:text-indent="1.3cm" style:auto-text-indent="false" style:page-number="auto"/>
      <style:text-properties fo:color="#ff0000" fo:font-size="18pt" fo:font-weight="normal"/>
    </style:style>
    <style:style style:name="Cite" style:family="paragraph" style:next-style-name="Standard">
      <style:paragraph-properties fo:margin-left="3cm" fo:margin-right="3cm" fo:text-indent="0cm" style:auto-text-indent="false"/>
      <style:text-properties fo:color="#000080"/>
    </style:style>
    <style:style style:name="SubTitle" style:family="paragraph" style:next-style-name="Standard" style:master-page-name="">
      <style:paragraph-properties fo:text-align="center" style:justify-single-word="false" style:page-number="auto" fo:background-color="#c0c0c0" style:shadow="none">
        <style:background-image/>
      </style:paragraph-properties>
      <style:text-properties fo:color="#00ae00"/>
    </style:style>
    <style:style style:name="Poem_20_Title" style:display-name="Poem Title" style:family="paragraph" style:next-style-name="Standard" style:master-page-name="">
      <style:paragraph-properties fo:text-align="center" style:justify-single-word="false" style:page-number="auto" fo:background-color="#83caff" style:shadow="none">
        <style:tab-stops/>
        <style:background-image/>
      </style:paragraph-properties>
    </style:style>
    <style:style style:name="Level_20_3" style:display-name="Level 3" style:family="paragraph" style:next-style-name="Standard">
      <style:paragraph-properties fo:margin-left="1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4" style:display-name="Level 4" style:family="paragraph" style:next-style-name="Standard">
      <style:paragraph-properties fo:margin-left="1.499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5" style:display-name="Level 5" style:family="paragraph" style:next-style-name="Standard">
      <style:paragraph-properties fo:margin-left="2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6" style:display-name="Level 6" style:family="paragraph" style:next-style-name="Standard">
      <style:paragraph-properties fo:margin-left="2.499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7" style:display-name="Level 7" style:family="paragraph" style:next-style-name="Standard">
      <style:paragraph-properties fo:margin-left="3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8" style:display-name="Level 8" style:family="paragraph" style:next-style-name="Standard">
      <style:paragraph-properties fo:margin-left="3.5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9" style:display-name="Level 9" style:family="paragraph" style:next-style-name="Standard">
      <style:paragraph-properties fo:margin-left="4.001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10" style:display-name="Level 10" style:family="paragraph" style:next-style-name="Standard">
      <style:paragraph-properties fo:margin-left="4.5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Poem_20_Author" style:display-name="Poem Author" style:family="paragraph" style:next-style-name="Standard" style:master-page-name="">
      <style:paragraph-properties fo:margin-left="3.5cm" fo:margin-right="0cm" fo:text-align="end" style:justify-single-word="false" fo:text-indent="0cm" style:auto-text-indent="false" style:page-number="auto" fo:background-color="transparent" style:shadow="none" style:vertical-align="auto">
        <style:tab-stops/>
        <style:background-image/>
      </style:paragraph-properties>
      <style:text-properties fo:color="#663300" fo:font-size="11pt" fo:language="ru" fo:country="RU" fo:font-style="normal" fo:font-weight="normal" style:font-size-asian="11pt" style:language-asian="ru" style:country-asian="RU" style:font-style-asian="italic" style:font-weight-asian="bold" style:font-size-complex="11pt" style:font-style-complex="italic" style:font-weight-complex="bold"/>
    </style:style>
    <style:style style:name="Cite_20_Author" style:display-name="Cite Author" style:family="paragraph" style:next-style-name="Standard" style:master-page-name="">
      <style:paragraph-properties fo:margin-left="3.5cm" fo:margin-right="0cm" fo:text-align="end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color="#663300" fo:font-size="11pt"/>
    </style:style>
    <style:style style:name="Epigraph_20_Author" style:display-name="Epigraph Author" style:family="paragraph">
      <style:paragraph-properties fo:margin-left="3.5cm" fo:margin-right="0cm" fo:text-align="end" style:justify-single-word="false" fo:text-indent="0cm" style:auto-text-indent="false"/>
      <style:text-properties fo:color="#663300" fo:font-size="11pt"/>
    </style:style>
    <style:style style:name="_23_Book_20_Author" style:display-name="#Book Author" style:family="paragraph" style:next-style-name="Standard">
      <style:paragraph-properties fo:margin-left="0cm" fo:margin-right="0cm" fo:text-align="justify" style:justify-single-word="false" fo:text-indent="1.3cm" style:auto-text-indent="false" fo:background-color="#ccccff">
        <style:background-image/>
      </style:paragraph-properties>
      <style:text-properties style:use-window-font-color="true"/>
    </style:style>
    <style:style style:name="_23_Book_20_Translator" style:display-name="#Book Translator" style:family="paragraph" style:next-style-name="Standard">
      <style:paragraph-properties fo:margin-left="0cm" fo:margin-right="0cm" fo:text-align="justify" style:justify-single-word="false" fo:text-indent="1.3cm" style:auto-text-indent="false" fo:background-color="#99ccff">
        <style:background-image/>
      </style:paragraph-properties>
    </style:style>
    <style:style style:name="_23_Book_20_Series" style:display-name="#Book Series" style:family="paragraph" style:next-style-name="Standard">
      <style:paragraph-properties fo:margin-left="0cm" fo:margin-right="0cm" fo:text-align="end" style:justify-single-word="false" fo:text-indent="1.3cm" style:auto-text-indent="false" fo:background-color="#ccffff">
        <style:background-image/>
      </style:paragraph-properties>
    </style:style>
    <style:style style:name="_23_PaperBook_20_Series" style:display-name="#PaperBook Series" style:family="paragraph" style:next-style-name="Standard">
      <style:paragraph-properties fo:margin-left="0cm" fo:margin-right="0cm" fo:text-align="end" style:justify-single-word="false" fo:text-indent="1.3cm" style:auto-text-indent="false" fo:background-color="#00cccc">
        <style:background-image/>
      </style:paragraph-properties>
    </style:style>
    <style:style style:name="_5f_Book_20_Annotation" style:display-name="_Book Annotation" style:family="paragraph" style:next-style-name="Standard">
      <style:paragraph-properties fo:margin-left="0cm" fo:margin-right="0cm" fo:text-indent="1.3cm" style:auto-text-indent="false" fo:background-color="#e6e6ff" style:shadow="none">
        <style:background-image/>
      </style:paragraph-properties>
      <style:text-properties fo:color="#6b2394"/>
    </style:style>
    <style:style style:name="_5f_Book_20_Keywords" style:display-name="_Book Keywords" style:family="paragraph" style:next-style-name="Standard">
      <style:paragraph-properties fo:background-color="#94bd5e">
        <style:background-image/>
      </style:paragraph-properties>
      <style:text-properties fo:color="#0000ff"/>
    </style:style>
    <style:style style:name="_5f_PaperBook_20_Name" style:display-name="_PaperBook Name" style:family="paragraph" style:next-style-name="Standard">
      <style:paragraph-properties fo:margin-left="0cm" fo:margin-right="0cm" fo:text-indent="1.3cm" style:auto-text-indent="false" fo:background-color="#ffcc99">
        <style:background-image/>
      </style:paragraph-properties>
      <style:text-properties fo:color="#993366"/>
    </style:style>
    <style:style style:name="_5f_PaperBook_20_Year" style:display-name="_PaperBook Year" style:family="paragraph" style:next-style-name="Standard">
      <style:paragraph-properties fo:margin-left="0cm" fo:margin-right="0cm" fo:text-indent="1.3cm" style:auto-text-indent="false" fo:background-color="#ffcc99">
        <style:background-image/>
      </style:paragraph-properties>
      <style:text-properties fo:color="#008000"/>
    </style:style>
    <style:style style:name="_5f_PaperBook_20_ISBN" style:display-name="_PaperBook ISBN" style:family="paragraph" style:next-style-name="Standard" style:master-page-name="">
      <style:paragraph-properties fo:margin-left="0cm" fo:margin-right="0cm" fo:text-align="start" style:justify-single-word="false" fo:text-indent="1.3cm" style:auto-text-indent="false" style:page-number="auto" fo:background-color="#ffcc99" style:shadow="none">
        <style:background-image/>
      </style:paragraph-properties>
      <style:text-properties fo:color="#000080"/>
    </style:style>
    <style:style style:name="_23_Custom_20_Info" style:display-name="#Custom Info" style:family="paragraph" style:next-style-name="Standard">
      <style:paragraph-properties fo:margin-left="0cm" fo:margin-right="0cm" fo:text-indent="1.3cm" style:auto-text-indent="false" fo:background-color="#cccccc">
        <style:background-image/>
      </style:paragraph-properties>
    </style:style>
    <style:style style:name="_5f_Book_20_Date_20_Value" style:display-name="_Book Date Value" style:family="paragraph" style:next-style-name="Standard">
      <style:paragraph-properties fo:margin-left="0cm" fo:margin-right="0cm" fo:text-indent="1.3cm" style:auto-text-indent="false" fo:background-color="#ffff99">
        <style:background-image/>
      </style:paragraph-properties>
      <style:text-properties fo:color="#2300dc"/>
    </style:style>
    <style:style style:name="_5f_PaperBook_20_Publisher" style:display-name="_PaperBook Publisher" style:family="paragraph" style:next-style-name="Standard">
      <style:paragraph-properties fo:margin-left="0cm" fo:margin-right="0cm" fo:text-indent="1.3cm" style:auto-text-indent="false" fo:background-color="#ffcc99">
        <style:background-image/>
      </style:paragraph-properties>
      <style:text-properties fo:color="#800000"/>
    </style:style>
    <style:style style:name="_5f_PaperBook_20_City" style:display-name="_PaperBook City" style:family="paragraph" style:next-style-name="Standard">
      <style:paragraph-properties fo:margin-left="0cm" fo:margin-right="0cm" fo:text-indent="1.3cm" style:auto-text-indent="false" fo:background-color="#ffcc99">
        <style:background-image/>
      </style:paragraph-properties>
      <style:text-properties fo:color="#0000ff"/>
    </style:style>
    <style:style style:name="_5f_Book_20_Date_20_Text" style:display-name="_Book Date Text" style:family="paragraph" style:next-style-name="Standard">
      <style:paragraph-properties fo:margin-left="0cm" fo:margin-right="0cm" fo:text-indent="1.3cm" style:auto-text-indent="false" fo:background-color="#ffff99">
        <style:background-image/>
      </style:paragraph-properties>
      <style:text-properties fo:color="#4700b8"/>
    </style:style>
    <style:style style:name="Poem_20_Date" style:display-name="Poem Date" style:family="paragraph" style:next-style-name="Standard">
      <style:paragraph-properties fo:text-align="end" style:justify-single-word="false"/>
      <style:text-properties fo:color="#355e00"/>
    </style:style>
    <style:style style:name="Poem_20_SubTitle" style:display-name="Poem SubTitle" style:family="paragraph" style:next-style-name="Standard">
      <style:paragraph-properties fo:text-align="center" style:justify-single-word="false"/>
      <style:text-properties fo:color="#008000"/>
    </style:style>
    <style:style style:name="Cite_20_SubTitle" style:display-name="Cite SubTitle" style:family="paragraph" style:next-style-name="Standard">
      <style:paragraph-properties fo:text-align="center" style:justify-single-word="false"/>
      <style:text-properties fo:color="#008000"/>
    </style:style>
    <style:style style:name="Annotation_20_SubTitle" style:display-name="Annotation SubTitle" style:family="paragraph" style:next-style-name="Standard" style:master-page-name="">
      <style:paragraph-properties fo:text-align="center" style:justify-single-word="false" style:page-number="auto" fo:background-color="transparent">
        <style:background-image/>
      </style:paragraph-properties>
      <style:text-properties fo:color="#008000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xample" style:family="text">
      <style:text-properties style:font-name="Courier New" style:font-name-asian="Courier New" style:font-name-complex="Courier New"/>
    </style:style>
    <style:style style:name="_23_Name" style:display-name="#Name" style:family="text">
      <style:text-properties fo:color="#000080" fo:background-color="transparent"/>
    </style:style>
    <style:style style:name="_23_Patronymic" style:display-name="#Patronymic" style:family="text">
      <style:text-properties fo:color="#008000" fo:background-color="transparent"/>
    </style:style>
    <style:style style:name="_23_Family" style:display-name="#Family" style:family="text">
      <style:text-properties fo:color="#800000" fo:background-color="transparent"/>
    </style:style>
    <style:style style:name="_23_Nick" style:display-name="#Nick" style:family="text">
      <style:text-properties fo:color="#808000" fo:background-color="transparent"/>
    </style:style>
    <style:style style:name="_23_Email" style:display-name="#Email" style:family="text">
      <style:text-properties fo:color="#008080" fo:background-color="transparent"/>
    </style:style>
    <style:style style:name="_23_WebSite" style:display-name="#WebSite" style:family="text">
      <style:text-properties fo:color="#800080" fo:background-color="transparent"/>
    </style:style>
    <style:style style:name="_23_Sequence" style:display-name="#Sequence" style:family="text">
      <style:text-properties fo:color="#6b2394" fo:background-color="transparent"/>
    </style:style>
    <style:style style:name="_23_Sequence_20_Number" style:display-name="#Sequence Number" style:family="text">
      <style:text-properties fo:color="#94476b"/>
    </style:style>
    <style:style style:name="_23_Custom_20_Info_20_Type" style:display-name="#Custom Info Type" style:family="text">
      <style:text-properties fo:color="#2300dc"/>
    </style:style>
    <style:style style:name="_23_Custom_20_Info_20_Value" style:display-name="#Custom Info Value" style:family="text">
      <style:text-properties fo:color="#0047ff"/>
    </style:style>
    <style:style style:name="code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41cm"/>
      </text:list-level-style-number>
      <text:list-level-style-number text:level="3" style:num-suffix="." style:num-format="1" text:display-levels="3">
        <style:list-level-properties text:space-before="0.635cm" text:min-label-width="1.27cm"/>
      </text:list-level-style-number>
      <text:list-level-style-number text:level="4" style:num-suffix="." style:num-format="1" text:display-levels="4">
        <style:list-level-properties text:space-before="0.635cm" text:min-label-width="1.27cm"/>
      </text:list-level-style-number>
      <text:list-level-style-number text:level="5" style:num-suffix="." style:num-format="1" text:display-levels="5">
        <style:list-level-properties text:space-before="0.635cm" text:min-label-width="1.905cm"/>
      </text:list-level-style-number>
      <text:list-level-style-number text:level="6" style:num-suffix="." style:num-format="1" text:display-levels="6">
        <style:list-level-properties text:space-before="0.635cm" text:min-label-width="1.905cm"/>
      </text:list-level-style-number>
      <text:list-level-style-number text:level="7" style:num-suffix="." style:num-format="1" text:display-levels="7">
        <style:list-level-properties text:space-before="0.635cm" text:min-label-width="2.54cm"/>
      </text:list-level-style-number>
      <text:list-level-style-number text:level="8" style:num-suffix="." style:num-format="1" text:display-levels="8">
        <style:list-level-properties text:space-before="0.635cm" text:min-label-width="2.54cm"/>
      </text:list-level-style-number>
      <text:list-level-style-number text:level="9" style:num-suffix=".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
  </meta:generator>
    <meta:creation-date>2007-11-28T09:36:06</meta:creation-date>
    <dc:date>2008-09-08T10:06:44</dc:date>
    <meta:editing-cycles>355</meta:editing-cycles>
    <meta:editing-duration>P1DT23H12M9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43" meta:word-count="196" meta:character-count="1293"/>
  </office:meta>
</office:document-meta>
</file>